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of, instanceof und null</text:p>
      <text:p text:style-name="P1">arguments, apply, call, debugger</text:p>
      <text:p text:style-name="P1"/>
      <text:p text:style-name="P1">Aufbauend auf letzten Beispiel:</text:p>
      <text:p text:style-name="P1"/>
      <text:list xml:id="list9208709954660176233" text:style-name="L1">
        <text:list-item>
          <text:p text:style-name="P2"><text:span text:style-name="T2">Zwei Einträge in cast anlegen:</text:span></text:p>
        </text:list-item>
      </text:list>
      <text:p text:style-name="P1"/>
      <text:p text:style-name="P1">cast.insert(“Jodie Foster“, “female“, new Date (1962,10,19));</text:p>
      <text:p text:style-name="P1"/>
      <text:p text:style-name="P1">cast.insert({name:“Jodie Foster“, </text:p>
      <text:p text:style-name="P1"><text:tab/>gender:“female“, birthday:</text:p>
      <text:p text:style-name="P1"><text:tab/>new Date (1962,10,19)</text:p>
      <text:p text:style-name="P1">});</text:p>
      <text:p text:style-name="P1"/>
      <text:p text:style-name="P1">→ zweigt alles wird als name gespeichert und birthday und gender undefiniert.</text:p>
      <text:p text:style-name="P1"/>
      <text:p text:style-name="P1">→ d.h. Keine Garantie das Typ der Eingabe stimmt.</text:p>
      <text:p text:style-name="P1"/>
      <text:list xml:id="list43738838" text:continue-numbering="true" text:style-name="L1">
        <text:list-item>
          <text:p text:style-name="P4">Typprüfung:</text:p>
          <text:p text:style-name="P4"/>
        </text:list-item>
      </text:list>
      <text:p text:style-name="P1">Einbauen: if (typeof name === “string“ </text:p>
      <text:p text:style-name="P1"><text:s text:c="6"/>&amp;&amp; typeof gender === “string“</text:p>
      <text:p text:style-name="P1"><text:s text:c="6"/>&amp;&amp; birthday instanceof <text:s/>Date) // Prüft Datentypen</text:p>
      <text:p text:style-name="P1"/>
      <text:list xml:id="list43754565" text:continue-numbering="true" text:style-name="L1">
        <text:list-item>
          <text:p text:style-name="P4">Objekt mit richtiger Struktur zulassen:</text:p>
        </text:list-item>
      </text:list>
      <text:p text:style-name="P3"/>
      <text:p text:style-name="P1"/>
      <text:p text:style-name="P1"><text:tab/>else if (typeof name === “object“) { <text:s/>\\ Objekt übergeben</text:p>
      <text:p text:style-name="P1"><text:tab/> <text:s/>if (typeof name.name === “string“ </text:p>
      <text:p text:style-name="P1"><text:s text:c="16"/>&amp;&amp; typeof name.gender === “string“</text:p>
      <text:p text:style-name="P1"><text:s text:c="15"/>&amp;&amp; name.birthday instanceof <text:s/>Date) {</text:p>
      <text:p text:style-name="P1"><text:tab/><text:tab/>this.database.push(name);</text:p>
      <text:p text:style-name="P1"><text:tab/>}</text:p>
      <text:p text:style-name="P1"/>
      <text:list xml:id="list43748590" text:continue-numbering="true" text:style-name="L1">
        <text:list-item>
          <text:p text:style-name="P4">mehrere Objekte übergeben können:</text:p>
        </text:list-item>
      </text:list>
      <text:p text:style-name="P3"/>
      <text:p text:style-name="P1">function test() {</text:p>
      <text:p text:style-name="P1"><text:tab/>return arguments;</text:p>
      <text:p text:style-name="P1">}</text:p>
      <text:p text:style-name="P1"/>
      <text:p text:style-name="P1">test (1,2,3);</text:p>
      <text:p text:style-name="P1"/>
      <text:p text:style-name="P1">→ liefert 1,2,3 zurück;</text:p>
      <text:p text:style-name="P1"/>
      <text:p text:style-name="P1">else if (typeof name === “object“) { <text:s/>\\ Objekt übergeben</text:p>
      <text:p text:style-name="P1"><text:s text:c="8"/>for (var i =0, o, <text:s/>l = arguments.length; <text:s/>i &lt; l; i++){</text:p>
      <text:p text:style-name="P1"><text:s text:c="15"/>o= <text:s/>arguments[i];</text:p>
      <text:p text:style-name="P1"><text:tab/> <text:s/>if (typeof o.name === “string“ </text:p>
      <text:p text:style-name="P1"><text:s text:c="16"/>&amp;&amp; typeof o.gender === “string“</text:p>
      <text:p text:style-name="P1"><text:s text:c="15"/>&amp;&amp; o.birthday instanceof <text:s/>Date) {</text:p>
      <text:p text:style-name="P1"><text:tab/><text:tab/>this.database.push(arguments[i]);</text:p>
      <text:p text:style-name="P1"><text:tab/>}</text:p>
      <text:p text:style-name="P1"><text:s text:c="8"/>}</text:p>
      <text:p text:style-name="P1"/>
      <text:list xml:id="list43730948" text:continue-numbering="true" text:style-name="L1">
        <text:list-item>
          <text:p text:style-name="P4">Objekte dem Konstruktor übergeben:</text:p>
        </text:list-item>
      </text:list>
      <text:p text:style-name="P1"/>
      <text:p text:style-name="P1">function CastDatabase () {</text:p>
      <text:p text:style-name="P1"><text:s text:c="7"/>this.database = [];</text:p>
      <text:p text:style-name="P1"><text:s text:c="7"/>this.insert(arguments);</text:p>
      <text:p text:style-name="P1">}</text:p>
      <text:p text:style-name="P1"/>
      <text:p text:style-name="P1">debugger;</text:p>
      <text:p text:style-name="P1">cast = new CastDatabase({.....},{...}); <text:span text:style-name="T2">// Problem Objekt arguments übergeben.</text:span></text:p>
      <text:list xml:id="list43741120" text:continue-numbering="true" text:style-name="L1">
        <text:list-item>
          <text:p text:style-name="P4"><text:soft-page-break/>Objekte auflösen:</text:p>
        </text:list-item>
      </text:list>
      <text:p text:style-name="P3"><text:span text:style-name="T2"/></text:p>
      <text:p text:style-name="P3">function Test () {</text:p>
      <text:p text:style-name="P3"><text:s text:c="5"/>this.testFn = function () { return this};</text:p>
      <text:p text:style-name="P3">}</text:p>
      <text:p text:style-name="P3"/>
      <text:p text:style-name="P3">var t = new Test();</text:p>
      <text:p text:style-name="P3">t.testFn();<text:tab/>→ function</text:p>
      <text:p text:style-name="P3"/>
      <text:p text:style-name="P3">t.testFn.call({});<text:tab/><text:tab/>→ Object</text:p>
      <text:p text:style-name="P3"/>
      <text:p text:style-name="P3">t.testFn.call([]);<text:tab/><text:tab/>→ Array </text:p>
      <text:p text:style-name="P3"/>
      <text:p text:style-name="P3"/>
      <text:p text:style-name="P1">function CastDatabase () {</text:p>
      <text:p text:style-name="P1"><text:s text:c="7"/>this.database = [];</text:p>
      <text:p text:style-name="P1"><text:s text:c="7"/>this.insert.apply(this, arguments);</text:p>
      <text:p text:style-name="P3">}</text:p>
      <text:p text:style-name="P1"><text:span text:style-name="T2"/></text:p>
      <text:list xml:id="list43746563" text:continue-numbering="true" text:style-name="L1">
        <text:list-item>
          <text:p text:style-name="P4">for in Schleife:</text:p>
        </text:list-item>
      </text:list>
      <text:p text:style-name="P3"><text:span text:style-name="T2"/></text:p>
      <text:p text:style-name="P3">var a = [ 'a','b','c'];</text:p>
      <text:p text:style-name="P3"/>
      <text:p text:style-name="P3">for (var i in a){</text:p>
      <text:p text:style-name="P3"/>
      <text:p text:style-name="P3"><text:tab/>console.log(i);</text:p>
      <text:p text:style-name="P3">}</text:p>
      <text:p text:style-name="P3"><text:span text:style-name="T2"/></text:p>
      <text:p text:style-name="P3">→ 0 1 2 – Index</text:p>
      <text:p text:style-name="P3"/>
      <text:p text:style-name="P3">for ( var i in cast ){ \\ iteriert über enumerable Properties!!!!!</text:p>
      <text:p text:style-name="P3"><text:s text:c="9"/></text:p>
      <text:p text:style-name="P3"><text:s text:c="11"/>console.log(i); \\ geht auch durch Prototype chain!!!</text:p>
      <text:p text:style-name="P3">}</text:p>
      <text:p text:style-name="P3"/>
      <text:p text:style-name="P3">for ( var i in this){ <text:s/>\\ window Objekt ist hier this!!!!</text:p>
      <text:p text:style-name="P3"/>
      <text:p text:style-name="P3"><text:tab/></text:p>
      <text:p text:style-name="P3"><text:s text:c="11"/>console.log(i); </text:p>
      <text:p text:style-name="P3">}</text:p>
      <text:p text:style-name="P3"><text:span text:style-name="T2"/></text:p>
      <text:p text:style-name="P3">window.document.body.children[0].style.display=“none“;</text:p>
      <text:p text:style-name="P3"/>
      <text:p text:style-name="P3"/>
      <text:p text:style-name="P3"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01-02T22:03:22.66</meta:creation-date>
    <dc:date>2016-01-02T23:56:34.23</dc:date>
    <dc:creator>Yvonne Fitzgerald</dc:creator>
    <meta:editing-duration>PT1H52M55S</meta:editing-duration>
    <meta:editing-cycles>34</meta:editing-cycles>
    <meta:generator>OpenOffice/4.1.1$Win32 OpenOffice.org_project/411m6$Build-9775</meta:generator>
    <meta:document-statistic meta:table-count="0" meta:image-count="0" meta:object-count="0" meta:page-count="2" meta:paragraph-count="71" meta:word-count="285" meta:character-count="2088"/>
  </office:meta>
</office:document-meta>
</file>